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995cm" fo:min-width="1.97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5.055cm" fo:min-width="7.977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37cm" fo:min-width="2.04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38cm" fo:min-width="2.993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973cm" fo:min-width="6.485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38cm" fo:min-width="0.77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4.512cm" fo:min-width="6.485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444cm" fo:min-width="2.353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objectwithoutfill">
      <style:graphic-properties draw:marker-end="Arrowheads_20_4" draw:marker-end-width="0.3cm" draw:fill="none" draw:textarea-vertical-align="middle"/>
    </style:style>
    <style:style style:name="gr13" style:family="graphic" style:parent-style-name="objectwithoutfill">
      <style:graphic-properties draw:marker-end="Arrowheads_20_5" draw:marker-end-width="0.3cm" draw:fill="none" draw:textarea-vertical-align="middle"/>
    </style:style>
    <style:style style:name="gr14" style:family="graphic" style:parent-style-name="objectwithoutfill">
      <style:graphic-properties draw:marker-end="Arrowheads_20_6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gr16" style:family="graphic" style:parent-style-name="objectwithoutfill">
      <style:graphic-properties draw:marker-end="Arrowheads_20_12" draw:marker-end-width="0.3cm" draw:fill="none" draw:textarea-vertical-align="middle"/>
    </style:style>
    <style:style style:name="gr17" style:family="graphic" style:parent-style-name="objectwithoutfill">
      <style:graphic-properties draw:marker-end="Arrowheads_20_13" draw:marker-end-width="0.3cm" draw:fill="none" draw:textarea-vertical-align="middle"/>
    </style:style>
    <style:style style:name="gr18" style:family="graphic" style:parent-style-name="objectwithoutfill">
      <style:graphic-properties draw:marker-end="Arrowheads_20_14" draw:marker-end-width="0.3cm" draw:fill="none" draw:textarea-vertical-align="middle"/>
    </style:style>
    <style:style style:name="gr19" style:family="graphic" style:parent-style-name="objectwithoutfill">
      <style:graphic-properties draw:marker-end="Arrowheads_20_15" draw:marker-end-width="0.3cm" draw:fill="none" draw:textarea-vertical-align="middle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7.37cm" fo:min-width="2.04cm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7.212cm" fo:min-width="6.485cm"/>
      <style:paragraph-properties style:writing-mode="lr-tb"/>
    </style:style>
    <style:style style:name="gr22" style:family="graphic" style:parent-style-name="objectwithoutfill">
      <style:graphic-properties draw:marker-end="Arrowheads_20_16" draw:marker-end-width="0.3cm" draw:fill="none" draw:textarea-vertical-align="middle"/>
    </style:style>
    <style:style style:name="gr23" style:family="graphic" style:parent-style-name="objectwithoutfill">
      <style:graphic-properties draw:marker-end="Arrowheads_20_17" draw:marker-end-width="0.3cm" draw:fill="none" draw:textarea-vertical-align="middle"/>
    </style:style>
    <style:style style:name="gr24" style:family="graphic" style:parent-style-name="objectwithoutfill">
      <style:graphic-properties draw:marker-end="Arrowheads_20_18" draw:marker-end-width="0.3cm" draw:fill="none" draw:textarea-vertical-align="middle"/>
    </style:style>
    <style:style style:name="gr25" style:family="graphic" style:parent-style-name="objectwithoutfill">
      <style:graphic-properties draw:marker-end="Arrowheads_20_19" draw:marker-end-width="0.3cm" draw:fill="none" draw:textarea-vertical-align="middle"/>
    </style:style>
    <style:style style:name="gr26" style:family="graphic" style:parent-style-name="objectwithoutfill">
      <style:graphic-properties draw:marker-end="Arrowheads_20_20" draw:marker-end-width="0.3cm" draw:fill="none" draw:textarea-vertical-align="middle"/>
    </style:style>
    <style:style style:name="gr27" style:family="graphic" style:parent-style-name="objectwithoutfill">
      <style:graphic-properties draw:marker-end="Arrowheads_20_21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92cm" svg:height="3.175cm" svg:x="1.635cm" svg:y="1cm">
          <text:p text:style-name="P1">LOCAL 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477cm" svg:height="25.305cm" svg:x="6.81cm" svg:y="1.635cm">
          <text:p text:style-name="P1"><text:s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Routine for each bot call</text:p>
          <text:p text:style-name="P1">Data is gathered mixed</text:p>
          <text:p text:style-name="P1">From local and online</text:p>
          <text:p text:style-name="P1">To increase speed</text:p>
          <text:p text:style-name="P1"/>
          <text:p text:style-name="P1">Position is gathered from </text:p>
          <text:p text:style-name="P1">Local status file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54cm" svg:height="1.587cm" svg:x="7.762cm" svg:y="2.588cm">
          <text:p text:style-name="P1">getdata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493cm" svg:height="1.588cm" svg:x="11.16cm" svg:y="2.587cm">
          <text:p text:style-name="P1">getposition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6.985cm" svg:height="2.223cm" svg:x="7.667cm" svg:y="6.079cm">
          <text:p text:style-name="P1">Evaluate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2.54cm" svg:height="3.175cm" svg:x="9.872cm" svg:y="9.455cm">
          <text:p text:style-name="P1">Act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7" draw:id="id7" draw:layer="layout" svg:width="2.54cm" svg:height="1.587cm" svg:x="12.112cm" svg:y="11.795cm">
          <text:p text:style-name="P1">trade</text:p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6.985cm" svg:height="4.762cm" svg:x="7.985cm" svg:y="14.653cm">
          <text:p text:style-name="P1">Update position</text:p>
          <text:p text:style-name="P1"/>
          <text:p text:style-name="P1">Execute Transaction</text:p>
          <text:p text:style-name="P1">On binance api </text:p>
          <draw:enhanced-geometry svg:viewBox="0 0 21600 21600" draw:type="rectangle" draw:enhanced-path="M 0 0 L 21600 0 21600 21600 0 21600 0 0 Z N"/>
        </draw:custom-shape>
        <draw:custom-shape draw:style-name="gr8" draw:text-style-name="P2" xml:id="id3" draw:id="id3" draw:layer="layout" svg:width="4.033cm" svg:height="3.81cm" svg:x="16.24cm" svg:y="1.317cm">
          <text:p text:style-name="P1">LOCAL </text:p>
          <text:p text:style-name="P1">POS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3.492cm" svg:height="3.175cm" svg:x="1.635cm" svg:y="4.81cm">
          <text:p text:style-name="P1">ONLINE 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2" draw:id="id12" draw:layer="layout" svg:width="4.033cm" svg:height="3.81cm" svg:x="16.334cm" svg:y="18.78cm">
          <text:p text:style-name="P1">ONLINE</text:p>
          <text:p text:style-name="P1">POS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s" draw:line-skew="-0.818cm" svg:x1="4.616cm" svg:y1="3.71cm" svg:x2="7.762cm" svg:y2="3.381cm" draw:start-shape="id1" draw:start-glue-point="9" draw:end-shape="id2" draw:end-glue-point="3" svg:d="M4616 3710v148l2645-477h501" svg:viewBox="0 0 3147 478">
          <text:p/>
        </draw:connector>
        <draw:connector draw:style-name="gr10" draw:text-style-name="P3" draw:layer="layout" draw:type="lines" svg:x1="16.24cm" svg:y1="3.222cm" svg:x2="14.653cm" svg:y2="3.381cm" draw:start-shape="id3" draw:start-glue-point="6" draw:end-shape="id4" draw:end-glue-point="1" svg:d="M16240 3222h-502l-585 159h-500" svg:viewBox="0 0 1588 160">
          <text:p/>
        </draw:connector>
        <draw:connector draw:style-name="gr11" draw:text-style-name="P3" draw:layer="layout" draw:type="lines" svg:x1="9.032cm" svg:y1="4.175cm" svg:x2="11.159cm" svg:y2="6.079cm" draw:start-shape="id2" draw:start-glue-point="2" draw:end-shape="id5" draw:end-glue-point="0" svg:d="M9032 4175v500l2127 902v502" svg:viewBox="0 0 2128 1905">
          <text:p/>
        </draw:connector>
        <draw:connector draw:style-name="gr12" draw:text-style-name="P3" draw:layer="layout" draw:type="lines" svg:x1="12.906cm" svg:y1="4.175cm" svg:x2="11.159cm" svg:y2="6.079cm" draw:start-shape="id4" draw:start-glue-point="2" draw:end-shape="id5" draw:end-glue-point="0" svg:d="M12906 4175v501l-1747 901v502" svg:viewBox="0 0 1748 1905">
          <text:p/>
        </draw:connector>
        <draw:connector draw:style-name="gr13" draw:text-style-name="P3" draw:layer="layout" draw:type="lines" svg:x1="11.159cm" svg:y1="8.302cm" svg:x2="11.142cm" svg:y2="9.455cm" draw:start-shape="id5" draw:start-glue-point="2" draw:end-shape="id6" draw:end-glue-point="4" svg:d="M11159 8302v500l-17 151v502" svg:viewBox="0 0 18 1154">
          <text:p/>
        </draw:connector>
        <draw:connector draw:style-name="gr14" draw:text-style-name="P3" draw:layer="layout" draw:type="lines" svg:x1="12.412cm" svg:y1="11.043cm" svg:x2="13.382cm" svg:y2="11.795cm" draw:start-shape="id6" draw:start-glue-point="7" draw:end-shape="id7" draw:end-glue-point="0" svg:d="M12412 11043h502l468 250v502" svg:viewBox="0 0 971 753">
          <text:p/>
        </draw:connector>
        <draw:connector draw:style-name="gr15" draw:text-style-name="P3" draw:layer="layout" draw:type="lines" draw:line-skew="0.133cm" svg:x1="5.127cm" svg:y1="6.398cm" svg:x2="7.762cm" svg:y2="3.381cm" draw:start-shape="id8" draw:start-glue-point="10" draw:end-shape="id2" draw:end-glue-point="3" svg:d="M5127 6398h635l1499-3017h501" svg:viewBox="0 0 2636 3018">
          <text:p/>
        </draw:connector>
        <draw:custom-shape draw:style-name="gr8" draw:text-style-name="P2" xml:id="id11" draw:id="id11" draw:layer="layout" svg:width="4.033cm" svg:height="3.81cm" svg:x="16.24cm" svg:y="14.652cm">
          <text:p text:style-name="P1">LOCAL </text:p>
          <text:p text:style-name="P1">POS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3" draw:layer="layout" draw:type="lines" svg:x1="13.382cm" svg:y1="13.382cm" svg:x2="11.477cm" svg:y2="14.653cm" draw:start-shape="id7" draw:start-glue-point="2" draw:end-shape="id9" draw:end-glue-point="0" svg:d="M13382 13382v500l-1905 270v501" svg:viewBox="0 0 1906 1272">
          <text:p/>
        </draw:connector>
        <draw:custom-shape draw:style-name="gr3" draw:text-style-name="P2" xml:id="id10" draw:id="id10" draw:layer="layout" svg:width="2.54cm" svg:height="1.587cm" svg:x="7.35cm" svg:y="11.795cm">
          <text:p text:style-name="P1">noop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lines" svg:x1="9.872cm" svg:y1="11.043cm" svg:x2="8.62cm" svg:y2="11.795cm" draw:start-shape="id6" draw:start-glue-point="5" draw:end-shape="id10" draw:end-glue-point="0" svg:d="M9872 11043h-501l-751 250v502" svg:viewBox="0 0 1253 753">
          <text:p/>
        </draw:connector>
        <draw:connector draw:style-name="gr18" draw:text-style-name="P3" draw:layer="layout" draw:type="lines" svg:x1="14.97cm" svg:y1="17.034cm" svg:x2="16.24cm" svg:y2="16.557cm" draw:start-shape="id9" draw:start-glue-point="1" draw:end-shape="id11" draw:end-glue-point="6" svg:d="M14970 17034h500l268-477h502" svg:viewBox="0 0 1271 478">
          <text:p/>
        </draw:connector>
        <draw:connector draw:style-name="gr19" draw:text-style-name="P3" draw:layer="layout" draw:type="lines" svg:x1="14.97cm" svg:y1="17.034cm" svg:x2="16.334cm" svg:y2="20.685cm" draw:start-shape="id9" draw:start-glue-point="1" draw:end-shape="id12" draw:end-glue-point="6" svg:d="M14970 17034h500l362 3651h502" svg:viewBox="0 0 1365 3652">
          <text:p/>
        </draw:connector>
      </draw:page>
      <draw:page draw:name="page2" draw:style-name="dp1" draw:master-page-name="Default">
        <draw:custom-shape draw:style-name="gr1" draw:text-style-name="P2" draw:layer="layout" svg:width="3.492cm" svg:height="3.175cm" svg:x="1.635cm" svg:y="1cm">
          <text:p text:style-name="P1">LOCAL 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.033cm" svg:height="3.81cm" svg:x="1.412cm" svg:y="10.842cm">
          <text:p text:style-name="P1">LOCAL </text:p>
          <text:p text:style-name="P1">POS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492cm" svg:height="3.175cm" svg:x="1.635cm" svg:y="4.81cm">
          <text:p text:style-name="P1">ONLINE 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.033cm" svg:height="3.81cm" svg:x="1.317cm" svg:y="14.97cm">
          <text:p text:style-name="P1">ONLINE</text:p>
          <text:p text:style-name="P1">POS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2.54cm" svg:height="7.62cm" svg:x="6.397cm" svg:y="1cm">
          <text:p text:style-name="P1">DBIF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2.54cm" svg:height="7.62cm" svg:x="6.397cm" svg:y="10.842cm">
          <text:p text:style-name="P1">TRADE</text:p>
          <text:p text:style-name="P1">IF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6.985cm" svg:height="17.462cm" svg:x="12.747cm" svg:y="1cm">
          <text:p text:style-name="P1">REQUEST DATA</text:p>
          <text:p text:style-name="P1"/>
          <text:p text:style-name="P1"/>
          <text:p text:style-name="P1"/>
          <text:p text:style-name="P1"/>
          <text:p text:style-name="P1">RECEIVE DATA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EVALUATE</text:p>
          <text:p text:style-name="P1"/>
          <text:p text:style-name="P1"/>
          <text:p text:style-name="P1"/>
          <text:p text:style-name="P1"/>
          <text:p text:style-name="P1">ACTION</text:p>
          <text:p text:style-name="P1"/>
          <text:p text:style-name="P1"/>
          <text:p text:style-name="P1"/>
          <text:p text:style-name="P1">UPDATE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13.382cm" svg:y1="2.27cm" svg:x2="8.937cm" svg:y2="2.905cm">
          <text:p/>
        </draw:line>
        <draw:line draw:style-name="gr23" draw:text-style-name="P3" draw:layer="layout" svg:x1="8.302cm" svg:y1="4.81cm" svg:x2="13.382cm" svg:y2="5.762cm">
          <text:p/>
        </draw:line>
        <draw:line draw:style-name="gr24" draw:text-style-name="P3" draw:layer="layout" svg:x1="15.922cm" svg:y1="6.715cm" svg:x2="15.922cm" svg:y2="9.89cm">
          <text:p/>
        </draw:line>
        <draw:line draw:style-name="gr25" draw:text-style-name="P3" draw:layer="layout" svg:x1="15.922cm" svg:y1="11.795cm" svg:x2="15.922cm" svg:y2="13.7cm">
          <text:p/>
        </draw:line>
        <draw:line draw:style-name="gr26" draw:text-style-name="P3" draw:layer="layout" svg:x1="14.335cm" svg:y1="14.652cm" svg:x2="8.302cm" svg:y2="15.287cm">
          <text:p/>
        </draw:line>
        <draw:line draw:style-name="gr27" draw:text-style-name="P3" draw:layer="layout" svg:x1="9.255cm" svg:y1="16.557cm" svg:x2="14.017cm" svg:y2="17.19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4T13:24:38.934802596</meta:creation-date>
    <dc:date>2021-05-04T19:08:03.119269902</dc:date>
    <meta:editing-duration>PT3H25M4S</meta:editing-duration>
    <meta:editing-cycles>2</meta:editing-cycles>
    <meta:generator>LibreOffice/7.0.5.2$Linux_X86_64 LibreOffice_project/00$Build-2</meta:generator>
    <meta:document-statistic meta:object-count="37"/>
  </office:meta>
</office:document-meta>
</file>